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875b" officeooo:paragraph-rsid="000e875b"/>
    </style:style>
    <style:style style:name="P2" style:family="paragraph" style:parent-style-name="Standard">
      <style:text-properties officeooo:paragraph-rsid="000e875b"/>
    </style:style>
    <style:style style:name="P3" style:family="paragraph" style:parent-style-name="Standard">
      <style:text-properties officeooo:rsid="000e875b" officeooo:paragraph-rsid="00199484"/>
    </style:style>
    <style:style style:name="P4" style:family="paragraph" style:parent-style-name="Standard">
      <style:text-properties officeooo:rsid="000f8fad" officeooo:paragraph-rsid="000f8fad"/>
    </style:style>
    <style:style style:name="P5" style:family="paragraph" style:parent-style-name="Standard">
      <style:text-properties officeooo:rsid="001e03f1" officeooo:paragraph-rsid="001e03f1"/>
    </style:style>
    <style:style style:name="P6" style:family="paragraph" style:parent-style-name="Standard">
      <style:text-properties style:font-name="Liberation Serif" fo:font-size="12pt" fo:font-weight="normal" officeooo:rsid="001e03f1" officeooo:paragraph-rsid="001e03f1" style:font-size-asian="12pt" style:font-weight-asian="normal" style:font-size-complex="12pt" style:font-weight-complex="normal"/>
    </style:style>
    <style:style style:name="T1" style:family="text">
      <style:text-properties officeooo:rsid="001e03f1"/>
    </style:style>
    <style:style style:name="T2" style:family="text">
      <style:text-properties fo:font-variant="normal" fo:text-transform="none" style:font-name="apple-system" fo:font-size="18pt" fo:letter-spacing="normal" fo:font-style="normal" fo:font-weight="bold"/>
    </style:style>
    <style:style style:name="T3" style:family="text">
      <style:text-properties fo:font-variant="normal" fo:text-transform="none" fo:font-size="18pt" fo:letter-spacing="normal" fo:font-style="normal" fo:font-weight="bold"/>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hiring manager,</text:p>
      <text:p text:style-name="P1"/>
      <text:p text:style-name="P3">I’m excited to be applying for the Software Engineer position at your company. With the significant programming experience I gained in my current job, I’m confident myself to have required skills and knowledge for the position. With the skills I have, I’m passionate in building quality systems that exceeds end users’ needs.</text:p>
      <text:p text:style-name="P2"/>
      <text:p text:style-name="P2"/>
      <text:p text:style-name="P4">In my current job in Milsoft, working for 1 years, I maintain and develop new features on a software project that has 2 million lines of code <text:span text:style-name="T1">that is written mainly in C++ and Java languages</text:span>. I collabrated on the project with Senior Software Engineers and System-Test Engineers. <text:s/>One<text:span text:style-name="T1"> of the most significant work I do while working in Milsoft was, we achieved modernization of the project, and changed architectural design of the biggest module of the whole system. I took part in designing the new design and adapt rest of the module according to it.</text:span></text:p>
      <text:p text:style-name="P4"/>
      <text:p text:style-name="P5">Thank you for taking your time for reviewing my application. I can be reached anytime by phone at 538-973-96-44, and from the email address I provided in the application.</text:p>
      <text:p text:style-name="P5"/>
      <text:p text:style-name="P5">Sincerely,</text:p>
      <text:p text:style-name="P6"><text:span text:style-name="T4">Sait Göktuğ Doğ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4-22T22:06:30.872000000</meta:creation-date>
    <dc:date>2022-04-25T20:51:57.020000000</dc:date>
    <meta:editing-duration>PT49M27S</meta:editing-duration>
    <meta:editing-cycles>6</meta:editing-cycles>
    <meta:generator>LibreOffice/6.3.4.2$Windows_X86_64 LibreOffice_project/60da17e045e08f1793c57c00ba83cdfce946d0aa</meta:generator>
    <meta:document-statistic meta:table-count="0" meta:image-count="0" meta:object-count="0" meta:page-count="1" meta:paragraph-count="6" meta:word-count="184" meta:character-count="1094" meta:non-whitespace-character-count="915"/>
  </office:meta>
</office:document-meta>
</file>